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12.361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est Result Interpretation code</text:p>
          </table:table-cell>
          <table:table-cell office:value-type="string" table:style-name="ce2">
            <text:p>Test Result Interpretation <text:s/>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Norm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Posi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Nega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Inconclus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Abnorm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Insufficient quantity of specimen/unusable specimen</text:p>
          </table:table-cell>
          <table:table-cell table:number-columns-repeated="16382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23:39Z</meta:creation-date>
    <dc:date>2020-04-29T12:13:32Z</dc:date>
    <meta:user-defined meta:name="WorkbookGuid">823e28be-af98-4b62-bce8-cb93237562ee</meta:user-defined>
    <meta:user-defined meta:name="ConnectionInfosStorage">WorkbookXmlParts</meta:user-defined>
  </office:meta>
</office:document-meta>
</file>